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fo:font-size="14pt" style:font-size-asian="14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style:text-underline-style="solid" style:text-underline-width="auto" style:text-underline-color="font-color" style:font-name-asian="Arial" style:font-size-asian="14pt" style:font-name-complex="Arial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4pt" style:font-size-asian="14pt" style:font-name-complex="Arial"/>
    </style:style>
    <style:style style:name="P12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0.656cm" fo:margin-right="0cm" fo:text-align="justify" style:justify-single-word="false" fo:text-indent="1.249cm" style:auto-text-indent="false"/>
      <style:text-properties style:font-name="Arial" fo:font-size="14pt" style:font-name-asian="Arial" style:font-size-asian="14pt" style:font-name-complex="Arial" style:font-size-complex="14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Párrafo_20_de_20_lista">
      <style:text-properties style:font-name="Arial" fo:font-size="14pt" fo:font-weight="bold" style:font-size-asian="14pt" style:font-weight-asian="bold" style:font-name-complex="Arial"/>
    </style:style>
    <style:style style:name="P16" style:family="paragraph" style:parent-style-name="Standard" style:master-page-name="Standard">
      <style:paragraph-properties fo:text-align="justify" style:justify-single-word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Arial" fo:font-size="14pt" style:font-size-asian="14pt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" style:font-size-complex="14pt"/>
    </style:style>
    <style:style style:name="P19" style:family="paragraph" style:parent-style-name="Standard" style:list-style-name="WW8Num22">
      <style:paragraph-properties fo:text-align="justify" style:justify-single-word="false"/>
      <style:text-properties style:font-name="Arial" fo:font-size="14pt" style:font-size-asian="14pt" style:font-name-complex="Arial" style:font-size-complex="14pt"/>
    </style:style>
    <style:style style:name="P20" style:family="paragraph" style:parent-style-name="Standard" style:list-style-name="WW8Num16">
      <style:paragraph-properties fo:text-align="justify" style:justify-single-word="false"/>
      <style:text-properties style:font-name="Arial" fo:font-size="14pt" style:font-size-asian="14pt" style:font-name-complex="Arial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"/>
    </style:style>
    <style:style style:name="P22" style:family="paragraph" style:parent-style-name="Standard" style:list-style-name="WW8Num8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"/>
    </style:style>
    <style:style style:name="P23" style:family="paragraph" style:parent-style-name="Standard" style:list-style-name="WW8Num26">
      <style:paragraph-properties fo:text-align="justify" style:justify-single-word="false"/>
    </style:style>
    <style:style style:name="P24" style:family="paragraph" style:parent-style-name="Standard" style:list-style-name="WW8Num8">
      <style:paragraph-properties fo:text-align="justify" style:justify-single-word="false"/>
    </style:style>
    <style:style style:name="P25" style:family="paragraph" style:parent-style-name="Heading_20_4">
      <style:paragraph-properties fo:text-align="justify" style:justify-single-word="false"/>
      <style:text-properties style:font-name="Arial" style:font-name-complex="Arial"/>
    </style:style>
    <style:style style:name="P26" style:family="paragraph" style:parent-style-name="Heading_20_4">
      <style:paragraph-properties fo:text-align="justify" style:justify-single-word="false"/>
      <style:text-properties style:font-name="Arial" fo:font-weight="normal" style:font-weight-asian="normal" style:font-name-complex="Arial"/>
    </style:style>
    <style:style style:name="P27" style:family="paragraph" style:parent-style-name="Heading_20_4">
      <style:paragraph-properties fo:text-align="justify" style:justify-single-word="false"/>
    </style:style>
    <style:style style:name="P28" style:family="paragraph" style:parent-style-name="Heading_20_3">
      <style:paragraph-properties fo:text-align="justify" style:justify-single-word="false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style:font-name="Arial" fo:font-size="14pt" style:font-size-asian="14pt" style:font-name-complex="Arial"/>
    </style:style>
    <style:style style:name="T3" style:family="text">
      <style:text-properties style:font-name="Arial" fo:font-size="14pt" style:font-size-asian="14pt" style:font-name-complex="Arial" style:font-size-complex="14pt"/>
    </style:style>
    <style:style style:name="T4" style:family="text">
      <style:text-properties style:font-name="Arial" fo:font-size="14pt" officeooo:rsid="00121a04" style:font-size-asian="14pt" style:font-name-complex="Arial" style:font-size-complex="14pt"/>
    </style:style>
    <style:style style:name="T5" style:family="text">
      <style:text-properties style:font-name="Arial" fo:font-size="14pt" fo:font-weight="bold" style:font-size-asian="14pt" style:font-weight-asian="bold" style:font-name-complex="Arial"/>
    </style:style>
    <style:style style:name="T6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style:font-name="Arial" fo:font-size="14pt" style:font-name-asian="Arial" style:font-size-asian="14pt" style:font-name-complex="Arial"/>
    </style:style>
    <style:style style:name="T8" style:family="text">
      <style:text-properties style:font-name="Arial" fo:font-size="14pt" style:font-name-asian="Arial" style:font-size-asian="14pt" style:font-name-complex="Arial" style:font-size-complex="14pt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fo:font-weight="normal" style:font-weight-asian="normal" style:font-name-complex="Arial"/>
    </style:style>
    <style:style style:name="T11" style:family="text">
      <style:text-properties style:font-size-complex="14pt"/>
    </style:style>
    <style:style style:name="T12" style:family="text">
      <style:text-properties style:font-name-asian="Arial"/>
    </style:style>
    <style:style style:name="T13" style:family="text">
      <style:text-properties officeooo:rsid="0013c9b5"/>
    </style:style>
    <style:style style:name="T14" style:family="text">
      <style:text-properties officeooo:rsid="0013f770"/>
    </style:style>
    <style:style style:name="T15" style:family="text">
      <style:text-properties officeooo:rsid="0014f7e8"/>
    </style:style>
    <style:style style:name="T1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ÒDUL: EIE <text:s text:c="80"/></text:p>
      <text:p text:style-name="P2"><text:s text:c="8"/></text:p>
      <text:h text:style-name="P28" text:outline-level="3"/>
      <text:h text:style-name="P28" text:outline-level="3"/>
      <text:h text:style-name="P28" text:outline-level="3"/>
      <text:h text:style-name="P28" text:outline-level="3"/>
      <text:h text:style-name="P28" text:outline-level="3"/>
      <text:h text:style-name="P28" text:outline-level="3"/>
      <text:h text:style-name="P28" text:outline-level="3">EL PROJECTE EMPRESARIAL </text:h>
      <text:p text:style-name="P4"/>
      <text:p text:style-name="P14">El Projecte empresarial és un informe previ a la posada en marxa d'una iniciativa emprenedora que:</text:p>
      <text:p text:style-name="P4"/>
      <text:p text:style-name="P4">1. Identifica i descriu l’oportunitat de negoci que es pretén posar en pràctica.</text:p>
      <text:p text:style-name="P4"/>
      <text:p text:style-name="P4">2. Recull els aspectes clau de la iniciativa empresarial i serveix de document – guia de la posada en marxa de l’empresa i del desenvolupament posterior de la seva activitat.</text:p>
      <text:p text:style-name="P4"/>
      <text:p text:style-name="P4">3. Examina al viabilitat tècnica, econòmica i financera del projecte.</text:p>
      <text:p text:style-name="P4"/>
      <text:p text:style-name="P5">4. Presenta aquests aspectes de forma clara i persuasiva per a poder aconseguir recursos humans o finançament exter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5" text:outline-level="4"><text:soft-page-break/></text:h>
      <text:h text:style-name="P26" text:outline-level="4">FASE 1: PROJECTE EMPRESARIAL</text:h>
      <text:h text:style-name="P26" text:outline-level="4"/>
      <text:h text:style-name="P27" text:outline-level="4"><text:span text:style-name="T10">1. </text:span><text:span text:style-name="T9">Presentació del projecte</text:span></text:h>
      <text:p text:style-name="P10"/>
      <text:list xml:id="list1017001563" text:style-name="WW8Num22">
        <text:list-item>
          <text:list>
            <text:list-item>
              <text:p text:style-name="P19">Nom del projecte. :<text:span text:style-name="T15">Camisas sobre informatica</text:span> <text:s text:c="6"/></text:p>
            </text:list-item>
            <text:list-item>
              <text:p text:style-name="P19">Dades del Centre. <text:s text:c="5"/><text:span text:style-name="T13">(</text:span> <text:span text:style-name="T13">Logo del Centre)</text:span></text:p>
            </text:list-item>
            <text:list-item>
              <text:p text:style-name="P19">Tutor.</text:p>
            </text:list-item>
          </text:list>
        </text:list-item>
      </text:list>
      <text:p text:style-name="P5"/>
      <text:p text:style-name="P5"/>
      <text:p text:style-name="P1"><text:span text:style-name="T3">2. </text:span><text:span text:style-name="T6">Presentació dels alumnes promotors</text:span><text:span text:style-name="T3">.</text:span></text:p>
      <text:p text:style-name="P5"/>
      <text:p text:style-name="P5"/>
      <text:p text:style-name="P1"><text:span text:style-name="T3">3. </text:span><text:span text:style-name="T6">Definició de la idea de negoci</text:span></text:p>
      <text:p text:style-name="P6"><text:s text:c="5"/></text:p>
      <text:p text:style-name="P5">3.1 <text:s/>Idea de negoci. Principals característiques dels productes o serveis.</text:p>
      <text:p text:style-name="P5"/>
      <text:p text:style-name="P5">3.2 <text:s/>Necessitats que es pretenen cobrir. / Aportació a l’Economia de Bé Comú.</text:p>
      <text:p text:style-name="P5"/>
      <text:p text:style-name="P5">3.3 <text:s text:c="2"/>Innovacions que incorpora / aspectes diferenciadors de la </text:p>
      <text:p text:style-name="P5">Competència. / Oportunitats de mercat. </text:p>
      <text:p text:style-name="P5"/>
      <text:p text:style-name="P1"><text:span text:style-name="T3">3.4 <text:s text:c="2"/>D</text:span><text:span text:style-name="T4">efin</text:span><text:span text:style-name="T3">ició de la Missió, Visió i Valors de l’Empresa.</text:span></text:p>
      <text:p text:style-name="P5"/>
      <text:p text:style-name="P6"/>
      <text:p text:style-name="P1"><text:span text:style-name="T8">4. </text:span><text:span text:style-name="T6">Descripció de l’activitat empresarial</text:span></text:p>
      <text:p text:style-name="P5"/>
      <text:list xml:id="list1969662739" text:style-name="WW8Num26">
        <text:list-item>
          <text:list>
            <text:list-item>
              <text:p text:style-name="P23"><text:span text:style-name="T8"><text:s/></text:span><text:span text:style-name="T3">Personal / repartiment tasques / cartera de serveis / horari. <text:s/></text:span></text:p>
            </text:list-item>
          </text:list>
        </text:list-item>
      </text:list>
      <text:p text:style-name="P5">4.2 <text:s text:c="4"/>Plànol del local. <text:s text:c="2"/></text:p>
      <text:p text:style-name="P13"><text:s text:c="3"/></text:p>
      <text:p text:style-name="P7"/>
      <text:p text:style-name="P1"><text:span text:style-name="T8">5. </text:span><text:span text:style-name="T6">Inversió bàsica necessària.*</text:span></text:p>
      <text:p text:style-name="P10"/>
      <text:p text:style-name="P8"/>
      <text:p text:style-name="P4"/>
      <text:p text:style-name="P4"/>
      <text:p text:style-name="P4"/>
      <text:p text:style-name="P4"/>
      <text:p text:style-name="P4"/>
      <text:p text:style-name="P4">FASE 2: ANÀLISI DELS FACTORS EXTERNS DE L’ACTIVITAT EMPRESARIAL</text:p>
      <text:p text:style-name="P4"><text:soft-page-break/></text:p>
      <text:p text:style-name="P4"/>
      <text:p text:style-name="P14"><text:span text:style-name="T11">1</text:span><text:span text:style-name="T1">. <text:s text:c="5"/>Anàlisi de l’entorn de l’activitat</text:span></text:p>
      <text:p text:style-name="P5"/>
      <text:list xml:id="list3289530803" text:style-name="WW8Num16">
        <text:list-item>
          <text:list>
            <text:list-item>
              <text:p text:style-name="P20">Marc demogràfic - econòmic.</text:p>
            </text:list-item>
            <text:list-item>
              <text:p text:style-name="P20">Marc legal. </text:p>
            </text:list-item>
            <text:list-item>
              <text:p text:style-name="P20">Entorn competitiu.</text:p>
            </text:list-item>
          </text:list>
        </text:list-item>
      </text:list>
      <text:p text:style-name="P5">1.4 <text:s text:c="3"/>Plànol de localització del negoci i de la competència. </text:p>
      <text:p text:style-name="P5"/>
      <text:p text:style-name="P5"/>
      <text:p text:style-name="P14"><text:span text:style-name="T11">2. <text:s text:c="5"/></text:span><text:span text:style-name="T1">Anàlisi del mercat</text:span></text:p>
      <text:p text:style-name="P8"/>
      <text:p text:style-name="P5">2.1 <text:s text:c="3"/>Tipus de mercat i evolució del sector. </text:p>
      <text:p text:style-name="P5">2.2 <text:s text:c="3"/>Segment de mercat / Microentorn: anàlisi dels clients /</text:p>
      <text:p text:style-name="P5"><text:span text:style-name="T12"><text:s text:c="9"/></text:span>anàlisi dels proveïdors.<text:tab/></text:p>
      <text:p text:style-name="P5">2.3 <text:s text:c="3"/>Polítiques de màrqueting de la competència (productes, preus, comunicació, localització i distribució)</text:p>
      <text:p text:style-name="P4"/>
      <text:p text:style-name="P4"/>
      <text:p text:style-name="P4"/>
      <text:p text:style-name="P4">FASE 3: PLA <text:s/>DE <text:span text:style-name="T14">MÀRQUETING</text:span></text:p>
      <text:p text:style-name="P4"/>
      <text:p text:style-name="P1"><text:span text:style-name="T2">1. </text:span><text:span text:style-name="T5">Diagnòstic DAFO</text:span></text:p>
      <text:p text:style-name="P9"/>
      <text:p text:style-name="P4">1.1 Diagnòstic de les possibles amenaces i oportunitats de mercat.</text:p>
      <text:p text:style-name="P4">1.2 Diagnòstic dels possibles punts forts i punts febles de l’activitat de negoci. </text:p>
      <text:p text:style-name="P4"/>
      <text:p text:style-name="P4"/>
      <text:p text:style-name="P1"><text:span text:style-name="T2">2. </text:span><text:span text:style-name="T5">El Pla comercial: objectius estratègics i plans d’actuació. </text:span></text:p>
      <text:p text:style-name="P9"/>
      <text:p text:style-name="P4">2.1 <text:s/>Objectius estratègics: previsió de vendes.</text:p>
      <text:p text:style-name="P4">2.2 <text:s/>Plans d’actuació: polítiques de màrqueting</text:p>
      <text:p text:style-name="P4"><text:tab/><text:tab/>- de productes</text:p>
      <text:p text:style-name="P4"><text:tab/><text:tab/>- de localització i distribució</text:p>
      <text:p text:style-name="P4"><text:tab/><text:tab/>- de preus</text:p>
      <text:p text:style-name="P4"><text:tab/><text:tab/>- de comunicació</text:p>
      <text:p text:style-name="P4">2.3 <text:s/>Relació amb els clients. Seguiment del Pla de màrqueting i del seu impacte.</text:p>
      <text:p text:style-name="P4"/>
      <text:p text:style-name="P4"/>
      <text:p text:style-name="P4"/>
      <text:p text:style-name="P4">FASE 4: PLA ECONÒMIC I FINANCER</text:p>
      <text:p text:style-name="P4"/>
      <text:p text:style-name="P4"/>
      <text:p text:style-name="P1"><text:soft-page-break/><text:span text:style-name="T2">1. <text:s text:c="3"/></text:span><text:span text:style-name="T5">Pla d’inversions</text:span></text:p>
      <text:p text:style-name="P4"/>
      <text:p text:style-name="P3">1.1 <text:s/>Pla d’inversions inicial.</text:p>
      <text:p text:style-name="P3"/>
      <text:p text:style-name="P3">1.2 <text:s/>Previsió de Tresoreria.</text:p>
      <text:p text:style-name="P3"/>
      <text:p text:style-name="P3">1.3 Punt d’equilibri.</text:p>
      <text:p text:style-name="P4"><text:tab/><text:tab/></text:p>
      <text:p text:style-name="P4"/>
      <text:p text:style-name="P1"><text:span text:style-name="T2">2. <text:s text:c="3"/></text:span><text:span text:style-name="T5">Pla de finançament</text:span></text:p>
      <text:p text:style-name="P9"/>
      <text:p text:style-name="P4"/>
      <text:p text:style-name="P4"/>
      <text:p text:style-name="P4">FASE 5: FORMA JURÍDICA DE L’EMPRESA</text:p>
      <text:p text:style-name="P4"/>
      <text:p text:style-name="P4"/>
      <text:list xml:id="list2754321327" text:style-name="WW8Num8">
        <text:list-item>
          <text:p text:style-name="P22">Elecció de la forma jurídica de l’empresa</text:p>
        </text:list-item>
      </text:list>
      <text:p text:style-name="P11"/>
      <text:p text:style-name="P12"><text:span text:style-name="T7"><text:s text:c="5"/></text:span><text:span text:style-name="T2">Societat Civil Privada (S.C.P.)</text:span></text:p>
      <text:p text:style-name="P11"/>
      <text:list xml:id="list160932025384333" text:continue-numbering="true" text:style-name="WW8Num8">
        <text:list-item>
          <text:p text:style-name="P24"><text:span text:style-name="T5">Epígraf IAE</text:span><text:span text:style-name="T2"> (Impost d’Activitats Econòmiques)</text:span></text:p>
        </text:list-item>
      </text:list>
      <text:p text:style-name="P11"/>
      <text:list xml:id="list160931212626623" text:continue-numbering="true" text:style-name="WW8Num8">
        <text:list-item>
          <text:p text:style-name="P24"><text:span text:style-name="T5">C.N.A.E</text:span><text:span text:style-name="T2"> (Classificació Nacional d’Activitats Econòmiques): </text:span></text:p>
        </text:list-item>
      </text:list>
      <text:p text:style-name="P11"/>
      <text:list xml:id="list160932262664965" text:continue-numbering="true" text:style-name="WW8Num8">
        <text:list-item>
          <text:p text:style-name="P22">Règim fiscal.</text:p>
        </text:list-item>
      </text:list>
      <text:p text:style-name="P1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Mangal1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1" style:display-name="Texto independiente 21" style:family="paragraph" style:parent-style-name="Standard">
      <style:paragraph-properties fo:margin-top="0cm" fo:margin-bottom="0.212cm" loext:contextual-spacing="false" fo:line-height="200%"/>
    </style:style>
    <style:style style:name="Contenido_20_del_20_marco" style:display-name="Contenido del marco" style:family="paragraph" style:parent-style-name="Text_20_body"/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-asian="Times New Roman" style:font-family-asian="'Times New Roman'" style:font-family-generic-asian="roman" style:font-pitch-asian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/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9z0" style:family="text"/>
    <style:style style:name="WW8Num20z0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6z0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WW8Num27z0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30z0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-asian="Arial" style:font-family-asian="Arial" style:font-family-generic-asian="swiss" style:font-pitch-asian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Símbolos_20_de_20_numeración" style:display-name="Símbolos de numeració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 text:start-value="4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10z0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12z0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2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2z0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2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2z0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2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2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 text:start-value="3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14z0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fo:text-indent="-1.244cm" fo:margin-left="1.244cm"/>
        </style:list-level-properties>
      </text:list-level-style-number>
      <text:list-level-style-number text:level="2" text:style-name="WW8Num16z0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6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6z0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6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6z0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6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6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format="1" text:start-value="3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18z0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8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8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8z0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8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8z0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8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8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19z0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9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9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9z0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9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9z0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9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9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0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WW8Num20z0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20z0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WW8Num20z0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WW8Num20z0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WW8Num20z0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WW8Num20z0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WW8Num20z0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0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WW8Num25z0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25z0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WW8Num25z0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WW8Num25z0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WW8Num25z0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WW8Num25z0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WW8Num25z0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 text:start-value="4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26z0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26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6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26z0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26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26z0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26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26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27z0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27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7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27z0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27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27z0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27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27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29z0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29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9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29z0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29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29z0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29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29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 text:start-value="3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30z0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30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0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30z0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30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30z0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30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30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frame draw:style-name="Mfr1" draw:name="Marc1" text:anchor-type="char" svg:y="0.002cm" svg:width="0.212cm" svg:height="0.485cm" draw:z-index="3"><draw:text-box><text:p text:style-name="Footer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ÈDIT: AGCPE                                          CURS 2009 - 10</dc:title>
    <meta:initial-creator>alumne</meta:initial-creator>
    <meta:creation-date>2017-10-25T10:45:00</meta:creation-date>
    <dc:date>2018-09-18T16:09:31.088161552</dc:date>
    <meta:editing-cycles>9</meta:editing-cycles>
    <meta:editing-duration>PT1H2M16S</meta:editing-duration>
    <meta:generator>LibreOffice/6.0.3.2$Linux_X86_64 LibreOffice_project/00m0$Build-2</meta:generator>
    <meta:document-statistic meta:table-count="0" meta:image-count="0" meta:object-count="0" meta:page-count="4" meta:paragraph-count="63" meta:word-count="411" meta:character-count="2795" meta:non-whitespace-character-count="2260"/>
  </office:meta>
</office:document-meta>
</file>